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text-properties officeooo:rsid="00078ea5" officeooo:paragraph-rsid="00078ea5"/>
    </style:style>
    <style:style style:name="P2" style:family="paragraph" style:parent-style-name="Preformatted_20_Text" style:list-style-name="L1">
      <style:text-properties officeooo:paragraph-rsid="00078ea5"/>
    </style:style>
    <style:style style:name="P3" style:family="paragraph" style:parent-style-name="Preformatted_20_Text" style:list-style-name="L1">
      <style:text-properties officeooo:rsid="0009044a" officeooo:paragraph-rsid="0009044a"/>
    </style:style>
    <style:style style:name="P4" style:family="paragraph" style:parent-style-name="Preformatted_20_Text" style:list-style-name="L1">
      <style:text-properties officeooo:rsid="000a3001" officeooo:paragraph-rsid="000a3001"/>
    </style:style>
    <style:style style:name="T1" style:family="text">
      <style:text-properties officeooo:rsid="0004f03d"/>
    </style:style>
    <style:style style:name="T2" style:family="text">
      <style:text-properties officeooo:rsid="000b368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2 Notes</text:p>
      <text:list xml:id="list2458278426" text:style-name="L1">
        <text:list-item>
          <text:p text:style-name="P2"><text:span text:style-name="T1">type=”module” in the script allows for import </text:span><text:span text:style-name="T2">and export</text:span></text:p>
        </text:list-item>
        <text:list-item>
          <text:p text:style-name="P1">will probably never really use script tags in React</text:p>
        </text:list-item>
        <text:list-item>
          <text:p text:style-name="P3">React projects use a build process</text:p>
        </text:list-item>
        <text:list-item>
          <text:p text:style-name="P4">JSX is basically html written into JS fil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6T13:39:12.699620272</dc:date>
    <meta:editing-duration>PT33M23S</meta:editing-duration>
    <meta:editing-cycles>5</meta:editing-cycles>
    <meta:document-statistic meta:table-count="0" meta:image-count="0" meta:object-count="0" meta:page-count="1" meta:paragraph-count="5" meta:word-count="39" meta:character-count="203" meta:non-whitespace-character-count="173"/>
  </office:meta>
</office:document-meta>
</file>